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15pt" fo:letter-spacing="normal" fo:font-style="normal" fo:font-weight="bold" officeooo:paragraph-rsid="001ebe9d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4" style:family="paragraph" style:parent-style-name="Text_20_body">
      <style:text-properties fo:color="#000000" loext:opacity="100%" fo:font-size="18pt" fo:font-weight="bold" officeooo:rsid="001ebe9d" officeooo:paragraph-rsid="001ebe9d" style:font-size-asian="18pt" style:font-weight-asian="bold" style:font-size-complex="18pt" style:font-weight-complex="bold"/>
    </style:style>
    <style:style style:name="P5" style:family="paragraph" style:parent-style-name="Text_20_body">
      <style:text-properties fo:font-variant="normal" fo:text-transform="none" fo:color="#000000" loext:opacity="100%" style:font-name="Source Serif Pro" fo:font-size="15pt" fo:letter-spacing="normal" fo:font-style="normal" fo:font-weight="normal" officeooo:paragraph-rsid="001ebe9d" style:font-size-asian="15pt" style:font-size-complex="15pt"/>
    </style:style>
    <style:style style:name="T1" style:family="text">
      <style:text-properties officeooo:rsid="001ebe9d"/>
    </style:style>
    <style:style style:name="T2" style:family="text">
      <style:text-properties officeooo:rsid="001ebe9d" style:font-size-asian="18pt" style:font-weight-asian="bold" style:font-size-complex="18pt" style:font-weight-complex="bold"/>
    </style:style>
    <style:style style:name="T3" style:family="text">
      <style:text-properties fo:font-size="12.8000001907349pt" style:font-size-asian="12.8000001907349pt" style:font-size-complex="12.8000001907349pt"/>
    </style:style>
    <style:style style:name="T4" style:family="text">
      <style:text-properties officeooo:rsid="001ebe9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<text:span text:style-name="T1">Atividade </text:span>Explorando raciocínio abdutivo </text:p>
      <text:p text:style-name="Text_20_body"/>
      <text:p text:style-name="P2">A Buscante, um buscador e e-commerce de livros variados, está enfrentando problemas com atrasos nas entregas de livros. A equipe de logística que você faz parte está considerando o uso de raciocínio abdutivo para formular hipóteses sobre as causas desses atrasos. Por exemplo, se um aumento nos atrasos coincide com uma nova política de transporte, a equipe pode formular a hipótese de que essa política está contribuindo para o problema.</text:p>
      <text:p text:style-name="P3">Qual das alternativas abaixo melhor descreve como aplicar o raciocínio abdutivo para identificar e resolver problemas de entrega na Buscante?</text:p>
      <text:p text:style-name="P4">Resposta:</text:p>
      <text:p text:style-name="P5"><text:span text:style-name="T4">Coletar dados sobre atrasos, como datas e locais, formular hipóteses sobre causas potenciais, como mudanças nas rotas, e testar essas hipóteses analisando dados históricos para identificar a mais plausível, implementando soluções específicas. E</text:span>ssa abordagem segue o processo de raciocínio abdutivo, começando com a coleta de dados, formulando hipóteses, testando-as e implementando soluções baseadas na hipótese mais plausíve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5:21:40.063511095</meta:creation-date>
    <dc:date>2025-09-15T10:07:11.590002517</dc:date>
    <meta:editing-duration>PT3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52" meta:character-count="1056" meta:non-whitespace-character-count="908"/>
  </office:meta>
</office:document-meta>
</file>